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&lt;?xml version="1.0" encoding="UTF-8"?&gt;</text:p>
      <text:p text:style-name="Preformatted_20_Text">&lt;!--HR4E patient data template, based on greenCCD.xml from Alschuler Associates --&gt;</text:p>
      <text:p text:style-name="Preformatted_20_Text">&lt;!-- We will validate ourselves against the greenCCD.xsd produced by Alschuler </text:p>
      <text:p text:style-name="Preformatted_20_Text"><text:tab/>Associates. We can keep a local copy of the schema. The original was downloaded </text:p>
      <text:p text:style-name="Preformatted_20_Text"><text:tab/>from the GreenCDA project page on HL7: http://wiki.hl7.org/index.php?title=GreenCDA_Project. </text:p>
      <text:p text:style-name="Preformatted_20_Text"><text:tab/>From that page, download and unzip CDAR2_IG_GREENMOD4CCD_R1_I1_2010SEP.zip </text:p>
      <text:p text:style-name="Preformatted_20_Text"><text:tab/>We use 3 namespaces: default is AlschulerAssociates xsi prefix is for XML </text:p>
      <text:p text:style-name="Preformatted_20_Text"><text:tab/>schema tags hr4e prefix for hr4e extensions to the default model. hr4e is </text:p>
      <text:p text:style-name="Preformatted_20_Text"><text:tab/>a placeholder, can change it if needed. --&gt;</text:p>
      <text:p text:style-name="Preformatted_20_Text">&lt;greenCCD xmlns="AlschulerAssociates::GreenCDA" xmlns:xsi="http://www.w3.org/2001/XMLSchema-instance" xmlns:hr4e="hr4e::patientdata" </text:p>
      <text:p text:style-name="Preformatted_20_Text"><text:tab/><text:tab/> <text:s/>xsi:schemaLocation="AlschulerAssociates::GreenCDA green_ccd.xsd"&gt;</text:p>
      <text:p text:style-name="Preformatted_20_Text"><text:tab/></text:p>
      <text:p text:style-name="Preformatted_20_Text"><text:tab/>&lt;!-- Header information. This information applies to the entire document. --&gt;</text:p>
      <text:p text:style-name="Preformatted_20_Text"><text:tab/>&lt;header&gt;</text:p>
      <text:p text:style-name="Preformatted_20_Text"/>
      <text:p text:style-name="Preformatted_20_Text"><text:s text:c="8"/>&lt;!-- documentID is required and must be unique for every HR4E CCD document </text:p>
      <text:p text:style-name="Preformatted_20_Text"><text:tab/><text:tab/><text:tab/>instance. This document ID is a UUID. Does XForms have native utility to </text:p>
      <text:p text:style-name="Preformatted_20_Text"><text:tab/><text:tab/><text:tab/>generate UUIDs? New UUIDs can be generated from this website: http://www.itu.int/ITU-T/asn1/uuid.html, </text:p>
      <text:p text:style-name="Preformatted_20_Text"><text:tab/><text:tab/><text:tab/>or up to 2000 can be generated from here: http://www.guidgenerator.com/. --&gt;</text:p>
      <text:p text:style-name="Preformatted_20_Text"><text:tab/><text:tab/>&lt;documentID root="00000000-0000-0000-0000-000000000000" /&gt;</text:p>
      <text:p text:style-name="Preformatted_20_Text"/>
      <text:p text:style-name="Preformatted_20_Text"><text:tab/><text:tab/>&lt;!-- Title is required, but a fixed value for all HR4E instances. HR4E </text:p>
      <text:p text:style-name="Preformatted_20_Text"><text:tab/><text:tab/><text:tab/>CCD is a placeholder name --&gt;</text:p>
      <text:p text:style-name="Preformatted_20_Text"><text:tab/><text:tab/>&lt;title&gt;Health Records for Everyone Continuity of Care Document&lt;/title&gt;</text:p>
      <text:p text:style-name="Preformatted_20_Text"/>
      <text:p text:style-name="Preformatted_20_Text"><text:tab/><text:tab/>&lt;!-- Version is optional, but let's use it to help track versions of this </text:p>
      <text:p text:style-name="Preformatted_20_Text"><text:tab/><text:tab/><text:tab/>template. It's value is fixed for all document instances in a given release. --&gt;</text:p>
      <text:p text:style-name="Preformatted_20_Text"><text:tab/><text:tab/>&lt;version&gt;</text:p>
      <text:p text:style-name="Preformatted_20_Text"><text:tab/><text:tab/><text:tab/>&lt;number&gt;1&lt;/number&gt;</text:p>
      <text:p text:style-name="Preformatted_20_Text"><text:tab/><text:tab/>&lt;/version&gt;</text:p>
      <text:p text:style-name="Preformatted_20_Text"/>
      <text:p text:style-name="Preformatted_20_Text"><text:tab/><text:tab/>&lt;!-- Confidentiality code is required. It refers to the level of confidentiality </text:p>
      <text:p text:style-name="Preformatted_20_Text"><text:tab/><text:tab/><text:tab/>associated with this document. codeSystem is fixed for all documents. code </text:p>
      <text:p text:style-name="Preformatted_20_Text"><text:tab/><text:tab/><text:tab/>is a set of values defined. We can assume it has a fixed value of "N". The </text:p>
      <text:p text:style-name="Preformatted_20_Text"><text:tab/><text:tab/><text:tab/>set of valid codes for this codeSystem is given here: http://ushik.ahrq.gov/dr.ui.drValueDomain_View?system=mdr&amp;ValueDomainID=86825000&amp;OrganizationID=32&amp;Referer=ValueDomain </text:p>
      <text:p text:style-name="Preformatted_20_Text"><text:tab/><text:tab/><text:tab/>greenCCD limits the values to N, R, V, so that is all we need</text:p>
      <text:p text:style-name="Preformatted_20_Text"><text:tab/><text:tab/><text:tab/>--&gt;</text:p>
      <text:p text:style-name="Preformatted_20_Text"><text:tab/><text:tab/>&lt;confidentiality codeSystem="2.16.840.1.113883.5.25"</text:p>
      <text:p text:style-name="Preformatted_20_Text"><text:tab/><text:tab/><text:tab/>code="N" /&gt;</text:p>
      <text:p text:style-name="Preformatted_20_Text"/>
      <text:p text:style-name="Preformatted_20_Text"><text:tab/><text:tab/>&lt;!-- documentTimestamp is required. It should be set to the date and time </text:p>
      <text:p text:style-name="Preformatted_20_Text"><text:tab/><text:tab/><text:tab/>the document was created. The format is year/month/day/hour/min/sec, with </text:p>
      <text:p text:style-name="Preformatted_20_Text"><text:tab/><text:tab/><text:tab/>time zone declared as explicit offset from zero meridian --&gt;</text:p>
      <text:p text:style-name="Preformatted_20_Text"><text:tab/><text:tab/>&lt;documentTimestamp value="20110517130000+0800" /&gt;</text:p>
      <text:p text:style-name="Preformatted_20_Text"/>
      <text:p text:style-name="Preformatted_20_Text"/>
      <text:p text:style-name="Preformatted_20_Text"><text:tab/><text:tab/>&lt;!-- patient demographic information is required. It should be set to the </text:p>
      <text:p text:style-name="Preformatted_20_Text"><text:tab/><text:tab/><text:tab/>identifying information for the patient whose clinical care is described </text:p>
      <text:p text:style-name="Preformatted_20_Text"><text:tab/><text:tab/><text:tab/>in this document. The set of fields listed below are all required. If a required </text:p>
      <text:p text:style-name="Preformatted_20_Text"><text:tab/><text:tab/><text:tab/>field does not have a value, it can be set to null using the attribute nullFlavor. </text:p>
      <text:p text:style-name="Preformatted_20_Text"><text:tab/><text:tab/><text:tab/>valid values for nullFlavor are given here: http://www.hl7.org/v3ballot/html/infrastructure/vocabulary/NullFlavor.html. </text:p>
      <text:p text:style-name="Preformatted_20_Text"><text:tab/><text:tab/><text:tab/>We can choose a value of "NI", meaning no information. --&gt;</text:p>
      <text:p text:style-name="Preformatted_20_Text"><text:tab/><text:tab/>&lt;personalInformation&gt;</text:p>
      <text:p text:style-name="Preformatted_20_Text"><text:soft-page-break/><text:tab/><text:tab/><text:tab/>&lt;patientInformation&gt;</text:p>
      <text:p text:style-name="Preformatted_20_Text"><text:tab/><text:tab/><text:tab/><text:tab/>&lt;!-- personID is required and must be unique for each patient instance. </text:p>
      <text:p text:style-name="Preformatted_20_Text"><text:tab/><text:tab/><text:tab/><text:tab/><text:tab/>This root contains the prefixe for HR4E; it will need to be appended</text:p>
      <text:p text:style-name="Preformatted_20_Text"><text:tab/><text:tab/><text:tab/><text:tab/><text:tab/>with a unique identifier for each patient. --&gt;</text:p>
      <text:p text:style-name="Preformatted_20_Text"><text:tab/><text:tab/><text:tab/><text:tab/>&lt;personID root="2.16.840.1.113883.3.881.XXX" /&gt;</text:p>
      <text:p text:style-name="Preformatted_20_Text"><text:tab/><text:tab/><text:tab/><text:tab/>&lt;personAddress&gt;</text:p>
      <text:p text:style-name="Preformatted_20_Text"><text:tab/><text:tab/><text:tab/><text:tab/><text:tab/>&lt;streetAddressLine nullFlavor="NI" /&gt;</text:p>
      <text:p text:style-name="Preformatted_20_Text"/>
      <text:p text:style-name="Preformatted_20_Text"><text:tab/><text:tab/><text:tab/><text:tab/><text:tab/>&lt;!-- Let's use city to record present village --&gt;</text:p>
      <text:p text:style-name="Preformatted_20_Text"><text:tab/><text:tab/><text:tab/><text:tab/><text:tab/>&lt;city&gt; Present Village &lt;/city&gt;</text:p>
      <text:p text:style-name="Preformatted_20_Text"><text:tab/><text:tab/><text:tab/><text:tab/><text:tab/>&lt;state nullFlavor="NI" /&gt;</text:p>
      <text:p text:style-name="Preformatted_20_Text"><text:tab/><text:tab/><text:tab/><text:tab/><text:tab/>&lt;postalCode nullFlavor="NI" /&gt;</text:p>
      <text:p text:style-name="Preformatted_20_Text"><text:tab/><text:tab/><text:tab/><text:tab/>&lt;/personAddress&gt;</text:p>
      <text:p text:style-name="Preformatted_20_Text"><text:tab/><text:tab/><text:tab/><text:tab/>&lt;personPhone nullFlavor="NI" /&gt;</text:p>
      <text:p text:style-name="Preformatted_20_Text"><text:tab/><text:tab/><text:tab/><text:tab/>&lt;personInformation&gt;</text:p>
      <text:p text:style-name="Preformatted_20_Text"><text:tab/><text:tab/><text:tab/><text:tab/><text:tab/>&lt;personName&gt;</text:p>
      <text:p text:style-name="Preformatted_20_Text"><text:tab/><text:tab/><text:tab/><text:tab/><text:tab/><text:tab/>&lt;given&gt;Frodo&lt;/given&gt;</text:p>
      <text:p text:style-name="Preformatted_20_Text"><text:tab/><text:tab/><text:tab/><text:tab/><text:tab/><text:tab/>&lt;family&gt;Baggins&lt;/family&gt;</text:p>
      <text:p text:style-name="Preformatted_20_Text"><text:tab/><text:tab/><text:tab/><text:tab/><text:tab/>&lt;/personName&gt;</text:p>
      <text:p text:style-name="Preformatted_20_Text"/>
      <text:p text:style-name="Preformatted_20_Text"><text:tab/><text:tab/><text:tab/><text:tab/><text:tab/>&lt;!-- the code system is fixed for all HR4E patients. set the code to </text:p>
      <text:p text:style-name="Preformatted_20_Text"><text:tab/><text:tab/><text:tab/><text:tab/><text:tab/><text:tab/>"M" or "F" </text:p>
      <text:p text:style-name="Preformatted_20_Text"><text:tab/><text:tab/><text:tab/><text:tab/><text:tab/>--&gt;</text:p>
      <text:p text:style-name="Preformatted_20_Text"><text:tab/><text:tab/><text:tab/><text:tab/><text:tab/>&lt;gender codeSystem="2.16.840.1.113883.5.1" code="M" /&gt;</text:p>
      <text:p text:style-name="Preformatted_20_Text"/>
      <text:p text:style-name="Preformatted_20_Text"><text:tab/><text:tab/><text:tab/><text:tab/><text:tab/>&lt;!-- personDateofBirth is required. Use "NI" if it is not available. --&gt;</text:p>
      <text:p text:style-name="Preformatted_20_Text"><text:tab/><text:tab/><text:tab/><text:tab/><text:tab/>&lt;personDateOfBirth value="20110517130000+0800" /&gt;</text:p>
      <text:p text:style-name="Preformatted_20_Text"/>
      <text:p text:style-name="Preformatted_20_Text"><text:tab/><text:tab/><text:tab/><text:tab/><text:tab/>&lt;!-- HR4E section to record additional age information. --&gt;<text:tab/><text:tab/><text:tab/></text:p>
      <text:p text:style-name="Preformatted_20_Text"><text:tab/><text:tab/><text:tab/><text:tab/><text:tab/>&lt;hr4e:ageInformation&gt; </text:p>
      <text:p text:style-name="Preformatted_20_Text"><text:tab/><text:tab/><text:tab/><text:tab/><text:tab/><text:tab/>&lt;hr4e:statedAge&gt;100&lt;/hr4e:statedAge&gt; </text:p>
      <text:p text:style-name="Preformatted_20_Text"><text:tab/><text:tab/><text:tab/><text:tab/><text:tab/><text:tab/>&lt;hr4e:estimatedAge&gt;100&lt;/hr4e:estimatedAge&gt; </text:p>
      <text:p text:style-name="Preformatted_20_Text"><text:tab/><text:tab/><text:tab/><text:tab/><text:tab/><text:tab/>&lt;hr4e:yearInSchool&gt;1&lt;/hr4e:yearInSchool&gt; </text:p>
      <text:p text:style-name="Preformatted_20_Text"><text:tab/><text:tab/><text:tab/><text:tab/><text:tab/><text:tab/>&lt;hr4e:statusInSchool&gt;A+&lt;/hr4e:statusInSchool&gt; </text:p>
      <text:p text:style-name="Preformatted_20_Text"><text:tab/><text:tab/><text:tab/><text:tab/><text:tab/>&lt;/hr4e:ageInformation&gt; </text:p>
      <text:p text:style-name="Preformatted_20_Text"><text:tab/><text:tab/><text:tab/><text:tab/>&lt;/personInformation&gt;</text:p>
      <text:p text:style-name="Preformatted_20_Text"/>
      <text:p text:style-name="Preformatted_20_Text"><text:tab/><text:tab/><text:tab/><text:tab/>&lt;!-- HR4E section to record living situation. Do we want to make this </text:p>
      <text:p text:style-name="Preformatted_20_Text"><text:tab/><text:tab/><text:tab/><text:tab/><text:tab/>optional? Required, but allow "NI" as an option? Provide list of possible </text:p>
      <text:p text:style-name="Preformatted_20_Text"><text:tab/><text:tab/><text:tab/><text:tab/><text:tab/>values? </text:p>
      <text:p text:style-name="Preformatted_20_Text"><text:tab/><text:tab/><text:tab/><text:tab/>--&gt;</text:p>
      <text:p text:style-name="Preformatted_20_Text"><text:tab/><text:tab/><text:tab/><text:tab/>&lt;hr4e:livingSituation&gt; </text:p>
      <text:p text:style-name="Preformatted_20_Text"><text:tab/><text:tab/><text:tab/><text:tab/><text:tab/>&lt;hr4e:homeVillage&gt;Bagend&lt;/hr4e:homeVillage&gt; </text:p>
      <text:p text:style-name="Preformatted_20_Text"><text:tab/><text:tab/><text:tab/><text:tab/><text:tab/>&lt;hr4e:tribe&gt;Hobbit&lt;/hr4e:tribe&gt; </text:p>
      <text:p text:style-name="Preformatted_20_Text"><text:tab/><text:tab/><text:tab/><text:tab/>&lt;/hr4e:livingSituation&gt;</text:p>
      <text:p text:style-name="Preformatted_20_Text"><text:tab/><text:tab/><text:tab/>&lt;/patientInformation&gt;</text:p>
      <text:p text:style-name="Preformatted_20_Text"><text:tab/><text:tab/>&lt;/personalInformation&gt;</text:p>
      <text:p text:style-name="Preformatted_20_Text"/>
      <text:p text:style-name="Preformatted_20_Text"><text:tab/><text:tab/>&lt;!-- languagesSpoken is optional. If this section is present, it can contain </text:p>
      <text:p text:style-name="Preformatted_20_Text"><text:tab/><text:tab/><text:tab/>1 or more languages, and should represent the languages spoken by the patient </text:p>
      <text:p text:style-name="Preformatted_20_Text"><text:tab/><text:tab/><text:tab/>for whom this document is created. A language is identified by a code. Codes </text:p>
      <text:p text:style-name="Preformatted_20_Text"><text:tab/><text:tab/><text:tab/>are made up of a 3 character language code, followed by a 2 character country </text:p>
      <text:p text:style-name="Preformatted_20_Text"><text:tab/><text:tab/><text:tab/>code. Language codes are given here: </text:p>
      <text:p text:style-name="Preformatted_20_Text"><text:tab/><text:tab/><text:tab/>Language codes are given here:</text:p>
      <text:p text:style-name="Preformatted_20_Text"><text:tab/><text:tab/><text:tab/>http://en.wikipedia.org/wiki/List_of_ISO_639-2_codes</text:p>
      <text:p text:style-name="Preformatted_20_Text"><text:tab/><text:tab/><text:tab/>Country codes are given here: </text:p>
      <text:p text:style-name="Preformatted_20_Text"><text:tab/><text:tab/><text:tab/>http://en.wikipedia.org/wiki/ISO_3166-1_alpha-2#ET</text:p>
      <text:p text:style-name="Preformatted_20_Text"><text:tab/><text:tab/><text:tab/></text:p>
      <text:p text:style-name="Preformatted_20_Text"><text:soft-page-break/><text:tab/><text:tab/><text:tab/>The set of codes relevant for the next clinic visit in Ethopia is:</text:p>
      <text:p text:style-name="Preformatted_20_Text"><text:tab/><text:tab/><text:tab/>sem-ET Guraginya</text:p>
      <text:p text:style-name="Preformatted_20_Text"><text:tab/><text:tab/><text:tab/>orm-ET Oromo </text:p>
      <text:p text:style-name="Preformatted_20_Text"><text:tab/><text:tab/><text:tab/>amh-ET Amharic </text:p>
      <text:p text:style-name="Preformatted_20_Text"><text:tab/><text:tab/><text:tab/>eng-ET English (as spoken in Ethiopia</text:p>
      <text:p text:style-name="Preformatted_20_Text"><text:tab/><text:tab/><text:tab/>eng-US English (as spoken in the US)</text:p>
      <text:p text:style-name="Preformatted_20_Text"><text:tab/><text:tab/><text:tab/></text:p>
      <text:p text:style-name="Preformatted_20_Text"><text:tab/><text:tab/><text:tab/>Note that there is a standard for a 2 character language code (e.g. en-US), but</text:p>
      <text:p text:style-name="Preformatted_20_Text"><text:tab/><text:tab/><text:tab/>we have chosen the 3 character code.</text:p>
      <text:p text:style-name="Preformatted_20_Text"><text:tab/><text:tab/><text:tab/>There is also a 3 character country code, but the 2 character code is more widely used.</text:p>
      <text:p text:style-name="Preformatted_20_Text"><text:tab/><text:tab/><text:tab/></text:p>
      <text:p text:style-name="Preformatted_20_Text"><text:tab/><text:tab/> --&gt;</text:p>
      <text:p text:style-name="Preformatted_20_Text"><text:tab/><text:tab/>&lt;languagesSpoken&gt;</text:p>
      <text:p text:style-name="Preformatted_20_Text"><text:tab/><text:tab/><text:tab/>&lt;languageSpoken&gt;</text:p>
      <text:p text:style-name="Preformatted_20_Text"><text:tab/><text:tab/><text:tab/><text:tab/>&lt;languageCode code="sem-ET" /&gt;</text:p>
      <text:p text:style-name="Preformatted_20_Text"><text:tab/><text:tab/><text:tab/>&lt;/languageSpoken&gt;</text:p>
      <text:p text:style-name="Preformatted_20_Text"><text:tab/><text:tab/>&lt;/languagesSpoken&gt;</text:p>
      <text:p text:style-name="Preformatted_20_Text"/>
      <text:p text:style-name="Preformatted_20_Text"><text:tab/><text:tab/>&lt;!-- supports is optional If this section is present, it can contain 1 </text:p>
      <text:p text:style-name="Preformatted_20_Text"><text:tab/><text:tab/><text:tab/>or more person who supports the patient. The types of supporters are guardian </text:p>
      <text:p text:style-name="Preformatted_20_Text"><text:tab/><text:tab/><text:tab/>or contact. We can use this section to record the school and teacher information </text:p>
      <text:p text:style-name="Preformatted_20_Text"><text:tab/><text:tab/><text:tab/>as a contact. This should be the set once for a school visit. Use "NI" for </text:p>
      <text:p text:style-name="Preformatted_20_Text"><text:tab/><text:tab/><text:tab/>any field not available --&gt;</text:p>
      <text:p text:style-name="Preformatted_20_Text"><text:tab/><text:tab/>&lt;supports&gt;</text:p>
      <text:p text:style-name="Preformatted_20_Text"><text:tab/><text:tab/><text:tab/>&lt;support&gt;</text:p>
      <text:p text:style-name="Preformatted_20_Text"><text:tab/><text:tab/><text:tab/><text:tab/>&lt;date nullFlavor="NI" /&gt;</text:p>
      <text:p text:style-name="Preformatted_20_Text"><text:tab/><text:tab/><text:tab/><text:tab/>&lt;contact&gt;</text:p>
      <text:p text:style-name="Preformatted_20_Text"><text:tab/><text:tab/><text:tab/><text:tab/><text:tab/>&lt;contactAddress&gt;</text:p>
      <text:p text:style-name="Preformatted_20_Text"><text:tab/><text:tab/><text:tab/><text:tab/><text:tab/><text:tab/>&lt;streetAddressLine nullFlavor="NI" /&gt;</text:p>
      <text:p text:style-name="Preformatted_20_Text"><text:tab/><text:tab/><text:tab/><text:tab/><text:tab/><text:tab/>&lt;city&gt;Bagend&lt;/city&gt;</text:p>
      <text:p text:style-name="Preformatted_20_Text"><text:tab/><text:tab/><text:tab/><text:tab/><text:tab/><text:tab/>&lt;state nullFlavor="NI" /&gt;</text:p>
      <text:p text:style-name="Preformatted_20_Text"><text:tab/><text:tab/><text:tab/><text:tab/><text:tab/><text:tab/>&lt;postalCode nullFlavor="NI" /&gt;</text:p>
      <text:p text:style-name="Preformatted_20_Text"><text:tab/><text:tab/><text:tab/><text:tab/><text:tab/>&lt;/contactAddress&gt;</text:p>
      <text:p text:style-name="Preformatted_20_Text"><text:tab/><text:tab/><text:tab/><text:tab/><text:tab/>&lt;contactTelecom nullFlavor="NI" /&gt;</text:p>
      <text:p text:style-name="Preformatted_20_Text"><text:tab/><text:tab/><text:tab/><text:tab/><text:tab/>&lt;!-- Given the teacher name as the contact name. --&gt;</text:p>
      <text:p text:style-name="Preformatted_20_Text"><text:tab/><text:tab/><text:tab/><text:tab/><text:tab/>&lt;contactName&gt;</text:p>
      <text:p text:style-name="Preformatted_20_Text"><text:tab/><text:tab/><text:tab/><text:tab/><text:tab/><text:tab/>&lt;given&gt;Teacher&lt;/given&gt;</text:p>
      <text:p text:style-name="Preformatted_20_Text"><text:tab/><text:tab/><text:tab/><text:tab/><text:tab/><text:tab/>&lt;family&gt;Name&lt;/family&gt;</text:p>
      <text:p text:style-name="Preformatted_20_Text"><text:tab/><text:tab/><text:tab/><text:tab/><text:tab/>&lt;/contactName&gt;</text:p>
      <text:p text:style-name="Preformatted_20_Text"/>
      <text:p text:style-name="Preformatted_20_Text"><text:tab/><text:tab/><text:tab/><text:tab/><text:tab/>&lt;!-- HR4E section to record school name. --&gt;</text:p>
      <text:p text:style-name="Preformatted_20_Text"><text:tab/><text:tab/><text:tab/><text:tab/><text:tab/>&lt;hr4e:schoolName&gt;School Name&lt;/hr4e:schoolName&gt;</text:p>
      <text:p text:style-name="Preformatted_20_Text"><text:tab/><text:tab/><text:tab/><text:tab/>&lt;/contact&gt;</text:p>
      <text:p text:style-name="Preformatted_20_Text"><text:tab/><text:tab/><text:tab/>&lt;/support&gt;</text:p>
      <text:p text:style-name="Preformatted_20_Text"><text:tab/><text:tab/>&lt;/supports&gt;</text:p>
      <text:p text:style-name="Preformatted_20_Text"/>
      <text:p text:style-name="Preformatted_20_Text"><text:tab/><text:tab/>&lt;!-- Custodian is required, and represents the organization or entity responsible </text:p>
      <text:p text:style-name="Preformatted_20_Text"><text:tab/><text:tab/><text:tab/>for the document. The sponsoring organization (Project Mercy) will assume the role</text:p>
      <text:p text:style-name="Preformatted_20_Text"><text:tab/><text:tab/><text:tab/>of the custodian of the document. </text:p>
      <text:p text:style-name="Preformatted_20_Text"><text:tab/><text:tab/><text:tab/></text:p>
      <text:p text:style-name="Preformatted_20_Text"><text:tab/><text:tab/><text:tab/>Only custodianID is required, and it must be a unique OID </text:p>
      <text:p text:style-name="Preformatted_20_Text"><text:tab/><text:tab/><text:tab/>that will be the same for all patients at a clinic visit. Thus, someone must</text:p>
      <text:p text:style-name="Preformatted_20_Text"><text:tab/><text:tab/><text:tab/>configure this field with an appropriate OID for the sponsoring organization. The default is Project Mercy. --&gt;</text:p>
      <text:p text:style-name="Preformatted_20_Text"><text:tab/><text:tab/>&lt;custodian&gt;</text:p>
      <text:p text:style-name="Preformatted_20_Text"><text:tab/><text:tab/><text:tab/>&lt;custodianID root="0.00.000.00000.00.0" /&gt;</text:p>
      <text:p text:style-name="Preformatted_20_Text"><text:tab/><text:tab/><text:tab/>&lt;custodianName&gt;Project Mercy&lt;/custodianName&gt;</text:p>
      <text:p text:style-name="Preformatted_20_Text"><text:tab/><text:tab/>&lt;/custodian&gt;</text:p>
      <text:p text:style-name="Preformatted_20_Text"><text:soft-page-break/></text:p>
      <text:p text:style-name="Preformatted_20_Text"><text:tab/><text:tab/>&lt;!-- Health care providers is optional, but if it exists, it represents </text:p>
      <text:p text:style-name="Preformatted_20_Text"><text:tab/><text:tab/><text:tab/>the list of health care providers involved in the care of the patient that </text:p>
      <text:p text:style-name="Preformatted_20_Text"><text:tab/><text:tab/><text:tab/>is described in this document. It should be set to the set of providers working </text:p>
      <text:p text:style-name="Preformatted_20_Text"><text:tab/><text:tab/><text:tab/>at a clinic and should be the same for all patients (I think?). --&gt;</text:p>
      <text:p text:style-name="Preformatted_20_Text"><text:tab/><text:tab/>&lt;healthcareProviders&gt;</text:p>
      <text:p text:style-name="Preformatted_20_Text"/>
      <text:p text:style-name="Preformatted_20_Text"><text:tab/><text:tab/><text:tab/>&lt;!-- This should be set to the start and end date of the clinic. --&gt;</text:p>
      <text:p text:style-name="Preformatted_20_Text"><text:tab/><text:tab/><text:tab/>&lt;careProvisionDateRange&gt;</text:p>
      <text:p text:style-name="Preformatted_20_Text"><text:tab/><text:tab/><text:tab/><text:tab/>&lt;low value="20110328" /&gt;</text:p>
      <text:p text:style-name="Preformatted_20_Text"><text:tab/><text:tab/><text:tab/><text:tab/>&lt;high value="20110603" /&gt;</text:p>
      <text:p text:style-name="Preformatted_20_Text"><text:tab/><text:tab/><text:tab/>&lt;/careProvisionDateRange&gt;</text:p>
      <text:p text:style-name="Preformatted_20_Text"/>
      <text:p text:style-name="Preformatted_20_Text"><text:tab/><text:tab/><text:tab/>&lt;!-- List of health care providers. --&gt;</text:p>
      <text:p text:style-name="Preformatted_20_Text"><text:tab/><text:tab/><text:tab/>&lt;healthcareProvider&gt;</text:p>
      <text:p text:style-name="Preformatted_20_Text"><text:tab/><text:tab/><text:tab/><text:tab/>&lt;!-- The codesystem is fixed, and we will use some standard as well as supply our own names and codes. <text:s/>For codesystem, we will</text:p>
      <text:p text:style-name="Preformatted_20_Text"><text:s text:c="29"/>use the HR4E OID with an appropriate suffix. <text:s/>Here is the set of names and codes:</text:p>
      <text:p text:style-name="Preformatted_20_Text"><text:tab/><text:tab/><text:tab/><text:tab/><text:tab/>originalText<text:tab/><text:tab/><text:tab/>code</text:p>
      <text:p text:style-name="Preformatted_20_Text"><text:tab/><text:tab/><text:tab/><text:tab/><text:tab/>Primary Care Physician<text:tab/><text:tab/>PCP</text:p>
      <text:p text:style-name="Preformatted_20_Text"><text:tab/><text:tab/><text:tab/><text:tab/><text:tab/>Intake Specialist<text:tab/><text:tab/><text:tab/>AUTM</text:p>
      <text:p text:style-name="Preformatted_20_Text"><text:tab/><text:tab/><text:tab/><text:tab/><text:tab/>Triage Nurse<text:tab/><text:tab/><text:tab/>TINU</text:p>
      <text:p text:style-name="Preformatted_20_Text"><text:tab/><text:tab/><text:tab/><text:tab/><text:tab/>Workstation Specialist<text:tab/><text:tab/>AUWA</text:p>
      <text:p text:style-name="Preformatted_20_Text"><text:tab/><text:tab/><text:tab/><text:tab/><text:tab/>Pharmacy Specialist<text:tab/><text:tab/>PHSP</text:p>
      <text:p text:style-name="Preformatted_20_Text"><text:tab/><text:tab/><text:tab/><text:tab/><text:tab/>Scribe<text:tab/><text:tab/><text:tab/><text:tab/>AUSC</text:p>
      <text:p text:style-name="Preformatted_20_Text"><text:tab/><text:tab/><text:tab/><text:tab/> --&gt;</text:p>
      <text:p text:style-name="Preformatted_20_Text"><text:tab/><text:tab/><text:tab/><text:tab/>&lt;role code="PCP" codeSystem="2.16.840.1.113883.3.881.XXX"&gt;</text:p>
      <text:p text:style-name="Preformatted_20_Text"><text:tab/><text:tab/><text:tab/><text:tab/><text:tab/>&lt;originalText&gt;Primary Care Physician&lt;/originalText&gt;</text:p>
      <text:p text:style-name="Preformatted_20_Text"><text:tab/><text:tab/><text:tab/><text:tab/>&lt;/role&gt;</text:p>
      <text:p text:style-name="Preformatted_20_Text"/>
      <text:p text:style-name="Preformatted_20_Text"><text:tab/><text:tab/><text:tab/><text:tab/>&lt;!-- This date range could be specific for health care provider, if they </text:p>
      <text:p text:style-name="Preformatted_20_Text"><text:tab/><text:tab/><text:tab/><text:tab/><text:tab/>did not stay for whole clinic. By default, make it the same as the date range </text:p>
      <text:p text:style-name="Preformatted_20_Text"><text:tab/><text:tab/><text:tab/><text:tab/><text:tab/>for the clinic. --&gt;</text:p>
      <text:p text:style-name="Preformatted_20_Text"><text:tab/><text:tab/><text:tab/><text:tab/>&lt;dateRange&gt;</text:p>
      <text:p text:style-name="Preformatted_20_Text"><text:tab/><text:tab/><text:tab/><text:tab/><text:tab/>&lt;low value="20111024" /&gt;</text:p>
      <text:p text:style-name="Preformatted_20_Text"><text:tab/><text:tab/><text:tab/><text:tab/><text:tab/>&lt;high value="20111104" /&gt;</text:p>
      <text:p text:style-name="Preformatted_20_Text"><text:tab/><text:tab/><text:tab/><text:tab/>&lt;/dateRange&gt;</text:p>
      <text:p text:style-name="Preformatted_20_Text"/>
      <text:p text:style-name="Preformatted_20_Text"><text:tab/><text:tab/><text:tab/><text:tab/>&lt;!-- providerEntity is required, it is the organization associated with </text:p>
      <text:p text:style-name="Preformatted_20_Text"><text:tab/><text:tab/><text:tab/><text:tab/><text:tab/>the health care provider (HR4E?). This should be the same for all document </text:p>
      <text:p text:style-name="Preformatted_20_Text"><text:tab/><text:tab/><text:tab/><text:tab/><text:tab/>instances for a clinic visit. --&gt;</text:p>
      <text:p text:style-name="Preformatted_20_Text"><text:tab/><text:tab/><text:tab/><text:tab/>&lt;providerEntity&gt;</text:p>
      <text:p text:style-name="Preformatted_20_Text"><text:tab/><text:tab/><text:tab/><text:tab/><text:tab/>&lt;!-- providerID is required, and should be a unique identifier for the </text:p>
      <text:p text:style-name="Preformatted_20_Text"><text:tab/><text:tab/><text:tab/><text:tab/><text:tab/><text:tab/>organization. It is a UUID in greec_ccd, but I think we should base</text:p>
      <text:p text:style-name="Preformatted_20_Text"><text:tab/><text:tab/><text:tab/><text:tab/><text:tab/><text:tab/>it off of the HR4E oid. --&gt;</text:p>
      <text:p text:style-name="Preformatted_20_Text"><text:tab/><text:tab/><text:tab/><text:tab/><text:tab/>&lt;providerID root="2.16.840.1.113883.3.881.XXX" /&gt;</text:p>
      <text:p text:style-name="Preformatted_20_Text"><text:tab/><text:tab/><text:tab/><text:tab/><text:tab/>&lt;providerName&gt;</text:p>
      <text:p text:style-name="Preformatted_20_Text"><text:tab/><text:tab/><text:tab/><text:tab/><text:tab/><text:tab/>&lt;prefix&gt;Dr.&lt;/prefix&gt;</text:p>
      <text:p text:style-name="Preformatted_20_Text"><text:tab/><text:tab/><text:tab/><text:tab/><text:tab/><text:tab/>&lt;given&gt;Bilbo&lt;/given&gt;</text:p>
      <text:p text:style-name="Preformatted_20_Text"><text:tab/><text:tab/><text:tab/><text:tab/><text:tab/><text:tab/>&lt;family&gt;Baggins&lt;/family&gt;</text:p>
      <text:p text:style-name="Preformatted_20_Text"><text:tab/><text:tab/><text:tab/><text:tab/><text:tab/>&lt;/providerName&gt;</text:p>
      <text:p text:style-name="Preformatted_20_Text"><text:tab/><text:tab/><text:tab/><text:tab/><text:tab/>&lt;providerOrganizationName&gt;Friends of Project Mercy&lt;/providerOrganizationName&gt;</text:p>
      <text:p text:style-name="Preformatted_20_Text"><text:tab/><text:tab/><text:tab/><text:tab/>&lt;/providerEntity&gt;</text:p>
      <text:p text:style-name="Preformatted_20_Text"><text:tab/><text:tab/><text:tab/>&lt;/healthcareProvider&gt;</text:p>
      <text:p text:style-name="Preformatted_20_Text"><text:tab/><text:tab/>&lt;/healthcareProviders&gt;</text:p>
      <text:p text:style-name="Preformatted_20_Text"/>
      <text:p text:style-name="Preformatted_20_Text"><text:tab/><text:tab/>&lt;!-- information source is required, I think. It represents the author </text:p>
      <text:p text:style-name="Preformatted_20_Text"><text:soft-page-break/><text:tab/><text:tab/><text:tab/>of the document. This will be the person whose role is scribe for the clinic --&gt;</text:p>
      <text:p text:style-name="Preformatted_20_Text"><text:tab/><text:tab/>&lt;informationSource&gt;</text:p>
      <text:p text:style-name="Preformatted_20_Text"><text:tab/><text:tab/><text:tab/>&lt;author&gt;</text:p>
      <text:p text:style-name="Preformatted_20_Text"><text:tab/><text:tab/><text:tab/><text:tab/>&lt;authorTime value="20110517130000+0800" /&gt;</text:p>
      <text:p text:style-name="Preformatted_20_Text"><text:tab/><text:tab/><text:tab/><text:tab/>&lt;authorName&gt;</text:p>
      <text:p text:style-name="Preformatted_20_Text"><text:tab/><text:tab/><text:tab/><text:tab/><text:tab/>&lt;prefix&gt;Dr.&lt;/prefix&gt;</text:p>
      <text:p text:style-name="Preformatted_20_Text"><text:tab/><text:tab/><text:tab/><text:tab/><text:tab/>&lt;given&gt;Sam&lt;/given&gt;</text:p>
      <text:p text:style-name="Preformatted_20_Text"><text:tab/><text:tab/><text:tab/><text:tab/><text:tab/>&lt;family&gt;Gamgee&lt;/family&gt;</text:p>
      <text:p text:style-name="Preformatted_20_Text"><text:tab/><text:tab/><text:tab/><text:tab/>&lt;/authorName&gt;</text:p>
      <text:p text:style-name="Preformatted_20_Text"><text:tab/><text:tab/><text:tab/>&lt;/author&gt;</text:p>
      <text:p text:style-name="Preformatted_20_Text"><text:tab/><text:tab/>&lt;/informationSource&gt;</text:p>
      <text:p text:style-name="Preformatted_20_Text"><text:tab/><text:tab/></text:p>
      <text:p text:style-name="Preformatted_20_Text"><text:tab/> <text:tab/>&lt;!-- We also want to capture information about the clinic site. This should be configured</text:p>
      <text:p text:style-name="Preformatted_20_Text"><text:tab/> <text:tab/><text:tab/> for every mobile clinic trip. </text:p>
      <text:p text:style-name="Preformatted_20_Text"><text:s/><text:tab/><text:tab/>--&gt;</text:p>
      <text:p text:style-name="Preformatted_20_Text"><text:tab/><text:tab/>&lt;hr4e:clinics&gt;</text:p>
      <text:p text:style-name="Preformatted_20_Text"><text:tab/><text:tab/> <text:s text:c="2"/><text:tab/>&lt;hr4e:clinicEntity&gt;</text:p>
      <text:p text:style-name="Preformatted_20_Text"><text:tab/><text:tab/> <text:s text:c="2"/><text:tab/><text:tab/>&lt;hr4e:clinicGPSCoordinates&gt;GPS coordinates&lt;/hr4e:clinicGPSCoordinates&gt;</text:p>
      <text:p text:style-name="Preformatted_20_Text"><text:tab/><text:tab/><text:tab/><text:tab/>&lt;hr4e:clinicName&gt;2011 Medhane Alem School&lt;/hr4e:clinicName&gt;</text:p>
      <text:p text:style-name="Preformatted_20_Text"><text:tab/><text:tab/><text:tab/><text:tab/>&lt;hr4e:clinicDetails&gt;2011 Medhane Alem School Health Assessment Data&lt;/hr4e:clinicDetails&gt;</text:p>
      <text:p text:style-name="Preformatted_20_Text"><text:tab/><text:tab/> <text:s text:c="3"/>&lt;/hr4e:clinicEntity&gt;</text:p>
      <text:p text:style-name="Preformatted_20_Text"><text:tab/><text:tab/>&lt;/hr4e:clinics&gt;</text:p>
      <text:p text:style-name="Preformatted_20_Text"><text:tab/><text:tab/></text:p>
      <text:p text:style-name="Preformatted_20_Text"><text:tab/>&lt;/header&gt;</text:p>
      <text:p text:style-name="Preformatted_20_Text"><text:tab/></text:p>
      <text:p text:style-name="Preformatted_20_Text"><text:tab/>&lt;!-- Body information. <text:s/>The sections below must be in this order to validate against greenCCD.xsd s--&gt;</text:p>
      <text:p text:style-name="Preformatted_20_Text"><text:tab/>&lt;body&gt;</text:p>
      <text:p text:style-name="Preformatted_20_Text"><text:tab/></text:p>
      <text:p text:style-name="Preformatted_20_Text"><text:tab/><text:tab/>&lt;!-- Results are a list of the patient's lab results. <text:s/>It is optional for any patient.</text:p>
      <text:p text:style-name="Preformatted_20_Text"><text:tab/> <text:s text:c="3"/>--&gt;</text:p>
      <text:p text:style-name="Preformatted_20_Text"><text:tab/><text:tab/>&lt;results&gt;</text:p>
      <text:p text:style-name="Preformatted_20_Text"><text:tab/><text:tab/><text:tab/>&lt;result&gt;</text:p>
      <text:p text:style-name="Preformatted_20_Text"><text:tab/><text:tab/><text:tab/><text:tab/>&lt;resultID root="00000000-0000-0000-0000-000000000000"/&gt;</text:p>
      <text:p text:style-name="Preformatted_20_Text"><text:tab/><text:tab/><text:tab/><text:tab/>&lt;resultDateTime value="20110517130000+0800"/&gt;</text:p>
      <text:p text:style-name="Preformatted_20_Text"><text:tab/><text:tab/><text:tab/><text:tab/></text:p>
      <text:p text:style-name="Preformatted_20_Text"><text:tab/><text:tab/><text:tab/><text:tab/>&lt;!-- codeSystem is fixed and from LOINC. <text:s/>I think this is the list of valid codes:</text:p>
      <text:p text:style-name="Preformatted_20_Text"><text:tab/><text:tab/><text:tab/><text:tab/><text:tab/>http://pubdiz.tmu.edu.tw/directory/loincDirectory/directory/Directory_H.html</text:p>
      <text:p text:style-name="Preformatted_20_Text"><text:tab/><text:tab/><text:tab/><text:tab/><text:tab/>It is very long, we will need to decide on subset of values that are valid for HR4E.</text:p>
      <text:p text:style-name="Preformatted_20_Text"><text:tab/><text:tab/><text:tab/><text:tab/> --&gt;</text:p>
      <text:p text:style-name="Preformatted_20_Text"><text:tab/><text:tab/><text:tab/><text:tab/>&lt;resultType codeSystem="2.16.840.1.113883.6.1" code="00000-0" displayName="XXX"/&gt;</text:p>
      <text:p text:style-name="Preformatted_20_Text"><text:tab/><text:tab/><text:tab/><text:tab/></text:p>
      <text:p text:style-name="Preformatted_20_Text"><text:tab/><text:tab/><text:tab/><text:tab/>&lt;!-- Result Status is required. <text:s/>We need to find the right context to find valid values for it. --&gt;</text:p>
      <text:p text:style-name="Preformatted_20_Text"><text:tab/><text:tab/><text:tab/><text:tab/>&lt;resultStatus code="completed"/&gt;</text:p>
      <text:p text:style-name="Preformatted_20_Text"><text:tab/><text:tab/><text:tab/><text:tab/></text:p>
      <text:p text:style-name="Preformatted_20_Text"><text:tab/><text:tab/><text:tab/><text:tab/>&lt;!-- resultValue is optional. physicalQuantity allows for results to be expressed in different units. --&gt;</text:p>
      <text:p text:style-name="Preformatted_20_Text"><text:tab/><text:tab/><text:tab/><text:tab/>&lt;resultValue&gt;</text:p>
      <text:p text:style-name="Preformatted_20_Text"><text:tab/><text:tab/><text:tab/><text:tab/><text:tab/>&lt;physicalQuantity value="13.2" unit="g/dl"/&gt;</text:p>
      <text:p text:style-name="Preformatted_20_Text"><text:tab/><text:tab/><text:tab/><text:tab/>&lt;/resultValue&gt;</text:p>
      <text:p text:style-name="Preformatted_20_Text"><text:tab/><text:tab/><text:tab/><text:tab/></text:p>
      <text:p text:style-name="Preformatted_20_Text"><text:tab/><text:tab/><text:tab/><text:tab/>&lt;!--resultInterpretation is optional describes how to interpret the result. <text:s/>codeSystem is a fixed value. For codes, </text:p>
      <text:p text:style-name="Preformatted_20_Text"><text:tab/><text:tab/><text:tab/><text:tab/><text:tab/>see list of values here; http://www.google.com/search?hl=&amp;q=2.16.840.1.113883.5.83&amp;sourceid=navclient-ff&amp;rlz=1B3GGLL_enUS392US392&amp;ie=UTF-8 </text:p>
      <text:p text:style-name="Preformatted_20_Text"><text:soft-page-break/><text:tab/><text:tab/><text:tab/><text:tab/><text:tab/>Phil needs to verify, but I believe the valid codes are:</text:p>
      <text:p text:style-name="Preformatted_20_Text"><text:tab/><text:tab/><text:tab/><text:tab/><text:tab/>Display name<text:tab/><text:tab/><text:tab/>Code Name<text:tab/><text:tab/>Code</text:p>
      <text:p text:style-name="Preformatted_20_Text"><text:tab/><text:tab/><text:tab/><text:tab/><text:tab/>Normal<text:tab/><text:tab/><text:tab/><text:tab/>Normal<text:tab/><text:tab/>N</text:p>
      <text:p text:style-name="Preformatted_20_Text"><text:tab/><text:tab/><text:tab/><text:tab/><text:tab/>Abnormal<text:tab/><text:tab/><text:tab/><text:tab/>Abnormal<text:tab/><text:tab/>A</text:p>
      <text:p text:style-name="Preformatted_20_Text"><text:tab/><text:tab/><text:tab/><text:tab/><text:tab/>Abnormal Low<text:tab/><text:tab/><text:tab/>Low<text:tab/><text:tab/><text:tab/>L</text:p>
      <text:p text:style-name="Preformatted_20_Text"><text:tab/><text:tab/><text:tab/><text:tab/><text:tab/>Abnormal Critical Low <text:tab/><text:tab/>Low alert<text:tab/><text:tab/>LL</text:p>
      <text:p text:style-name="Preformatted_20_Text"><text:tab/><text:tab/><text:tab/><text:tab/><text:tab/>Abnormal High<text:tab/><text:tab/><text:tab/>High<text:tab/><text:tab/><text:tab/>H</text:p>
      <text:p text:style-name="Preformatted_20_Text"><text:tab/><text:tab/><text:tab/><text:tab/><text:tab/>Abnormal-Critical-High<text:tab/><text:tab/>High alert<text:tab/><text:tab/>HK</text:p>
      <text:p text:style-name="Preformatted_20_Text"><text:tab/><text:tab/><text:tab/><text:tab/><text:tab/>Above High Threshold<text:tab/><text:tab/>High Threshold<text:tab/>HX</text:p>
      <text:p text:style-name="Preformatted_20_Text"><text:tab/><text:tab/><text:tab/><text:tab/><text:tab/>Below Low Threshold<text:tab/><text:tab/>Low Threshold<text:tab/>LX</text:p>
      <text:p text:style-name="Preformatted_20_Text"><text:tab/><text:tab/><text:tab/><text:tab/><text:tab/>High Off Scale<text:tab/><text:tab/><text:tab/>High Off Scale<text:tab/>&gt;</text:p>
      <text:p text:style-name="Preformatted_20_Text"><text:tab/><text:tab/><text:tab/><text:tab/><text:tab/>Low Off Scale<text:tab/><text:tab/><text:tab/>Low Off Scale<text:tab/>&lt;</text:p>
      <text:p text:style-name="Preformatted_20_Text"><text:tab/><text:tab/><text:tab/><text:tab/><text:tab/>--&gt;</text:p>
      <text:p text:style-name="Preformatted_20_Text"><text:tab/><text:tab/><text:tab/><text:tab/>&lt;resultInterpretation codeSystem="2.16.840.1.113883.5.83" code="N"/&gt;</text:p>
      <text:p text:style-name="Preformatted_20_Text"><text:tab/><text:tab/><text:tab/><text:tab/></text:p>
      <text:p text:style-name="Preformatted_20_Text"><text:tab/><text:tab/><text:tab/><text:tab/>&lt;!-- Result range will need be be configured on a per clinic basis for each lab. --&gt;</text:p>
      <text:p text:style-name="Preformatted_20_Text"><text:tab/><text:tab/><text:tab/><text:tab/>&lt;resultReferenceRange&gt;M 13-18 g/dl; F 12-16 g/dl&lt;/resultReferenceRange&gt;</text:p>
      <text:p text:style-name="Preformatted_20_Text"><text:tab/><text:tab/><text:tab/>&lt;/result&gt;</text:p>
      <text:p text:style-name="Preformatted_20_Text"><text:tab/><text:tab/>&lt;/results&gt;</text:p>
      <text:p text:style-name="Preformatted_20_Text"><text:tab/><text:tab/></text:p>
      <text:p text:style-name="Preformatted_20_Text"><text:tab/> <text:s text:c="3"/>&lt;!-- Encounters are a list of the patient's interactions with health care providers. <text:s/>It is optional, but</text:p>
      <text:p text:style-name="Preformatted_20_Text"><text:tab/> <text:s text:c="8"/>we will generate at least one encounter for the patient's visit to the mobile clinic. </text:p>
      <text:p text:style-name="Preformatted_20_Text"><text:tab/> <text:s text:c="3"/>--&gt;</text:p>
      <text:p text:style-name="Preformatted_20_Text"><text:tab/><text:tab/>&lt;encounters&gt;</text:p>
      <text:p text:style-name="Preformatted_20_Text"><text:tab/><text:tab/><text:tab/>&lt;encounter&gt;</text:p>
      <text:p text:style-name="Preformatted_20_Text"><text:tab/><text:tab/><text:tab/><text:tab/>&lt;!-- We will need to generate a unique id for every encounter of every patient. <text:s/>It is a UUID. --&gt;</text:p>
      <text:p text:style-name="Preformatted_20_Text"><text:tab/><text:tab/><text:tab/><text:tab/>&lt;encounterID root="00000000-0000-0000-0000-000000000000" /&gt;</text:p>
      <text:p text:style-name="Preformatted_20_Text"><text:tab/><text:tab/><text:tab/><text:tab/></text:p>
      <text:p text:style-name="Preformatted_20_Text"><text:tab/><text:tab/><text:tab/><text:tab/>&lt;!-- encounterType is optional. <text:s/>The code system is fixed. <text:s/>The list of codes can be found here:</text:p>
      <text:p text:style-name="Preformatted_20_Text"><text:tab/><text:tab/><text:tab/><text:tab/><text:tab/>http://wiki.hl7.no/index.php/Encounter_Type. <text:s/>"FLD" is used for an encounter that outside a </text:p>
      <text:p text:style-name="Preformatted_20_Text"><text:tab/><text:tab/><text:tab/><text:tab/><text:tab/>takes place outside a dedicated service delivery location, which seems relevant here. <text:s/>--&gt;</text:p>
      <text:p text:style-name="Preformatted_20_Text"><text:tab/><text:tab/><text:tab/><text:tab/>&lt;encounterType codeSystem="2.16.840.1.113883.5.4" code="FLD"&gt;</text:p>
      <text:p text:style-name="Preformatted_20_Text"><text:tab/><text:tab/><text:tab/><text:tab/><text:tab/>&lt;originalText&gt;General Checkup&lt;/originalText&gt;</text:p>
      <text:p text:style-name="Preformatted_20_Text"><text:tab/><text:tab/><text:tab/><text:tab/>&lt;/encounterType&gt;</text:p>
      <text:p text:style-name="Preformatted_20_Text"><text:tab/><text:tab/><text:tab/><text:tab/>&lt;encounterDateTime value="20110517"/&gt;</text:p>
      <text:p text:style-name="Preformatted_20_Text"><text:tab/><text:tab/> <text:s text:c="2"/><text:tab/><text:tab/>&lt;hr4e:encounterNotes&gt;</text:p>
      <text:p text:style-name="Preformatted_20_Text"><text:tab/><text:tab/><text:tab/><text:tab/> <text:s/>Enter any additional notes and observations here.</text:p>
      <text:p text:style-name="Preformatted_20_Text"><text:tab/><text:tab/> <text:s text:c="2"/><text:tab/><text:tab/>&lt;/hr4e:encounterNotes&gt;</text:p>
      <text:p text:style-name="Preformatted_20_Text"><text:tab/><text:tab/><text:tab/>&lt;/encounter&gt;</text:p>
      <text:p text:style-name="Preformatted_20_Text"><text:tab/><text:tab/>&lt;/encounters&gt;</text:p>
      <text:p text:style-name="Preformatted_20_Text"><text:tab/><text:tab/></text:p>
      <text:p text:style-name="Preformatted_20_Text"><text:tab/><text:tab/>&lt;!-- Medications are a list of the patient's medications. <text:s/>It is optional for a given patient.</text:p>
      <text:p text:style-name="Preformatted_20_Text"><text:tab/> <text:s text:c="3"/>--&gt;</text:p>
      <text:p text:style-name="Preformatted_20_Text"><text:tab/><text:tab/>&lt;medications&gt;</text:p>
      <text:p text:style-name="Preformatted_20_Text"><text:tab/><text:tab/><text:tab/>&lt;medication&gt;</text:p>
      <text:p text:style-name="Preformatted_20_Text"><text:tab/><text:tab/><text:tab/><text:tab/>&lt;medicationInformation&gt;</text:p>
      <text:p text:style-name="Preformatted_20_Text"><text:tab/><text:tab/><text:tab/><text:tab/><text:tab/>&lt;!-- All medications are coded. <text:s/>The codesystem and codeSystemName is fixed and is for RXNorm. Codes should be configurable. <text:s/>The current list</text:p>
      <text:p text:style-name="Preformatted_20_Text"><text:s text:c="35"/>of valid codes is as follows:</text:p>
      <text:p text:style-name="Preformatted_20_Text"><text:s text:c="32"/>Display Name<text:tab/><text:tab/><text:tab/><text:tab/><text:tab/><text:tab/>Code<text:tab/><text:tab/>Original Text</text:p>
      <text:p text:style-name="Preformatted_20_Text"><text:s text:c="32"/>Azithromycin 40 MG/ML Oral Suspension <text:s text:c="8"/>141963<text:tab/>azithromycin</text:p>
      <text:p text:style-name="Preformatted_20_Text"><text:s text:c="32"/>Fluconazole 100 MG Oral Tablet <text:s text:c="15"/>197698<text:tab/>fluconazole</text:p>
      <text:p text:style-name="Preformatted_20_Text"><text:s text:c="32"/>Ivermectin 3 MG Oral Tablet <text:s text:c="18"/>311207<text:tab/>ivermectin</text:p>
      <text:p text:style-name="Preformatted_20_Text"><text:s text:c="32"/>Mebendazole 100 MG Chewable Tablet <text:s text:c="11"/>105347<text:tab/>mebendazole</text:p>
      <text:p text:style-name="Preformatted_20_Text"><text:soft-page-break/><text:s text:c="32"/>--&gt;</text:p>
      <text:p text:style-name="Preformatted_20_Text"><text:tab/><text:tab/><text:tab/><text:tab/><text:tab/>&lt;codedProductName codeSystem="2.16.840.1.113883.6.88" codeSystemName="RxNorm" <text:s/>displayName="Albuterol 0.09 MG/ACTUAT inhalant solution" code="307782"/&gt;</text:p>
      <text:p text:style-name="Preformatted_20_Text"><text:tab/><text:tab/><text:tab/><text:tab/><text:tab/>&lt;freeTextProductName&gt;Albuterol inhalant&lt;/freeTextProductName&gt;</text:p>
      <text:p text:style-name="Preformatted_20_Text"><text:tab/><text:tab/><text:tab/><text:tab/>&lt;/medicationInformation&gt;</text:p>
      <text:p text:style-name="Preformatted_20_Text"><text:tab/><text:tab/><text:tab/>&lt;/medication&gt;</text:p>
      <text:p text:style-name="Preformatted_20_Text"><text:tab/><text:tab/>&lt;/medications&gt;</text:p>
      <text:p text:style-name="Preformatted_20_Text"><text:tab/><text:tab/></text:p>
      <text:p text:style-name="Preformatted_20_Text"><text:tab/><text:tab/>&lt;!-- Immunizations are a list of the patient's immunizations. <text:s/>It is optional, but some HR4E patients will</text:p>
      <text:p text:style-name="Preformatted_20_Text"><text:tab/><text:tab/><text:tab/>get immunizations. Many fields are listed, but the only field that seems to be required is </text:p>
      <text:p text:style-name="Preformatted_20_Text"><text:tab/><text:tab/><text:tab/>medicationInformation.</text:p>
      <text:p text:style-name="Preformatted_20_Text"><text:tab/> <text:s text:c="3"/>--&gt;</text:p>
      <text:p text:style-name="Preformatted_20_Text"><text:tab/><text:tab/>&lt;immunizations&gt;</text:p>
      <text:p text:style-name="Preformatted_20_Text"><text:tab/><text:tab/><text:tab/>&lt;immunization&gt;</text:p>
      <text:p text:style-name="Preformatted_20_Text"><text:tab/><text:tab/><text:tab/><text:tab/>&lt;administeredDate value="201104"/&gt;</text:p>
      <text:p text:style-name="Preformatted_20_Text"><text:tab/><text:tab/><text:tab/><text:tab/>&lt;medicationInformation&gt;</text:p>
      <text:p text:style-name="Preformatted_20_Text"><text:tab/><text:tab/><text:tab/><text:tab/><text:tab/>&lt;!-- The code system is for CDC vaccine codes. I believe valid codes can be found here:</text:p>
      <text:p text:style-name="Preformatted_20_Text"><text:tab/><text:tab/><text:tab/><text:tab/><text:tab/>http://www2a.cdc.gov/nip/IIS/IISStandards/vaccines.asp?rpt=cpt</text:p>
      <text:p text:style-name="Preformatted_20_Text"><text:tab/><text:tab/><text:tab/><text:tab/><text:tab/>The column that corresponds to code below is the CVX column.</text:p>
      <text:p text:style-name="Preformatted_20_Text"><text:tab/><text:tab/><text:tab/><text:tab/><text:tab/> --&gt;</text:p>
      <text:p text:style-name="Preformatted_20_Text"><text:tab/><text:tab/><text:tab/><text:tab/><text:tab/>&lt;codedProductName codeSystem="2.16.840.1.113883.6.59" displayName="XXX" code="00"/&gt;</text:p>
      <text:p text:style-name="Preformatted_20_Text"><text:tab/><text:tab/><text:tab/><text:tab/><text:tab/>&lt;freeTextProductName&gt;Influenza virus vaccine&lt;/freeTextProductName&gt;</text:p>
      <text:p text:style-name="Preformatted_20_Text"><text:tab/><text:tab/><text:tab/><text:tab/>&lt;/medicationInformation&gt;</text:p>
      <text:p text:style-name="Preformatted_20_Text"><text:tab/><text:tab/><text:tab/>&lt;/immunization&gt;</text:p>
      <text:p text:style-name="Preformatted_20_Text"><text:tab/><text:tab/>&lt;/immunizations&gt;</text:p>
      <text:p text:style-name="Preformatted_20_Text"><text:tab/><text:tab/></text:p>
      <text:p text:style-name="Preformatted_20_Text"><text:tab/><text:tab/>&lt;!-- Vital signs are a list of the patient's vital signs. <text:s/>It is optional, but</text:p>
      <text:p text:style-name="Preformatted_20_Text"><text:tab/> <text:s text:c="8"/>we will generate at least one encounter for the patient's visit to the mobile clinic. --&gt;</text:p>
      <text:p text:style-name="Preformatted_20_Text"><text:tab/><text:tab/>&lt;vitalSigns&gt;</text:p>
      <text:p text:style-name="Preformatted_20_Text"><text:tab/><text:tab/><text:tab/>&lt;vitalSign&gt;</text:p>
      <text:p text:style-name="Preformatted_20_Text"><text:tab/><text:tab/><text:tab/></text:p>
      <text:p text:style-name="Preformatted_20_Text"><text:tab/><text:tab/><text:tab/><text:tab/>&lt;!-- A new UUID must be generated for each vital sign instance. --&gt;</text:p>
      <text:p text:style-name="Preformatted_20_Text"><text:tab/><text:tab/><text:tab/><text:tab/>&lt;resultID root="c6f88321-67ad-11db-bd13-0800200c9a66"/&gt;</text:p>
      <text:p text:style-name="Preformatted_20_Text"><text:tab/><text:tab/><text:tab/><text:tab/>&lt;resultDateTime value="19991114"/&gt;</text:p>
      <text:p text:style-name="Preformatted_20_Text"><text:tab/><text:tab/><text:tab/><text:tab/>&lt;resultType codeSystem="2.16.840.1.113883.6.96" displayName="Body height" code="50373000"/&gt;</text:p>
      <text:p text:style-name="Preformatted_20_Text"><text:tab/><text:tab/><text:tab/><text:tab/>&lt;resultStatus code="completed"/&gt;</text:p>
      <text:p text:style-name="Preformatted_20_Text"><text:tab/><text:tab/><text:tab/><text:tab/>&lt;resultValue&gt;</text:p>
      <text:p text:style-name="Preformatted_20_Text"><text:tab/><text:tab/><text:tab/><text:tab/><text:tab/>&lt;physicalQuantity value="177" unit="cm"/&gt;</text:p>
      <text:p text:style-name="Preformatted_20_Text"><text:tab/><text:tab/><text:tab/><text:tab/>&lt;/resultValue&gt;</text:p>
      <text:p text:style-name="Preformatted_20_Text"><text:tab/><text:tab/><text:tab/>&lt;/vitalSign&gt;</text:p>
      <text:p text:style-name="Preformatted_20_Text"><text:tab/><text:tab/>&lt;/vitalSigns&gt;</text:p>
      <text:p text:style-name="Preformatted_20_Text"><text:tab/><text:tab/></text:p>
      <text:p text:style-name="Preformatted_20_Text"><text:tab/><text:tab/>&lt;!-- Conditions are conditions the patient suffers from. <text:s/>It is optional, but is the same as</text:p>
      <text:p text:style-name="Preformatted_20_Text"><text:tab/><text:tab/> <text:tab/>the 'Assessment' section on the HR4E design spec. <text:s/>problemName appears to be the only required field. <text:s/></text:p>
      <text:p text:style-name="Preformatted_20_Text"><text:tab/><text:tab/> <text:tab/>There is a field for priorityDiagnosis; is this the same as diagnosis on HR4E design spec? </text:p>
      <text:p text:style-name="Preformatted_20_Text"><text:tab/><text:tab/> <text:tab/>Do we also need to add extensions for redFlag? </text:p>
      <text:p text:style-name="Preformatted_20_Text"><text:tab/><text:tab/> <text:tab/></text:p>
      <text:p text:style-name="Preformatted_20_Text"><text:tab/><text:tab/> <text:tab/>Note: we have also decided to use this section for the 'Chief Complaint' section on</text:p>
      <text:p text:style-name="Preformatted_20_Text"><text:tab/><text:tab/> <text:tab/>the HR4E design spec. <text:s/>All that is needed is to record the date free text of the complaint </text:p>
      <text:p text:style-name="Preformatted_20_Text"><text:tab/><text:tab/> <text:tab/>in the problemName. <text:s/>Use NI for problem code in this case.</text:p>
      <text:p text:style-name="Preformatted_20_Text"><text:tab/><text:tab/> <text:tab/>--&gt;</text:p>
      <text:p text:style-name="Preformatted_20_Text"><text:tab/><text:tab/>&lt;conditions&gt;</text:p>
      <text:p text:style-name="Preformatted_20_Text"><text:tab/><text:tab/><text:tab/>&lt;condition&gt;</text:p>
      <text:p text:style-name="Preformatted_20_Text"><text:tab/><text:tab/><text:tab/><text:tab/>&lt;problemDate&gt;</text:p>
      <text:p text:style-name="Preformatted_20_Text"><text:soft-page-break/><text:tab/><text:tab/><text:tab/><text:tab/><text:tab/>&lt;low value="1950"/&gt;</text:p>
      <text:p text:style-name="Preformatted_20_Text"><text:tab/><text:tab/><text:tab/><text:tab/>&lt;/problemDate&gt;</text:p>
      <text:p text:style-name="Preformatted_20_Text"><text:tab/><text:tab/><text:tab/><text:tab/>&lt;problemName&gt;Asthma&lt;/problemName&gt;</text:p>
      <text:p text:style-name="Preformatted_20_Text"><text:tab/><text:tab/><text:tab/><text:tab/>&lt;!-- This is a SNOMED codeSystem. I do not know how to find valid values. --&gt;</text:p>
      <text:p text:style-name="Preformatted_20_Text"><text:tab/><text:tab/><text:tab/><text:tab/>&lt;problemCode code="195967001" <text:s/>codeSystem="2.16.840.1.113883.6.96" displayName="Asthma"/&gt;</text:p>
      <text:p text:style-name="Preformatted_20_Text"><text:tab/><text:tab/><text:tab/>&lt;/condition&gt;</text:p>
      <text:p text:style-name="Preformatted_20_Text"><text:tab/><text:tab/>&lt;/conditions&gt;</text:p>
      <text:p text:style-name="Preformatted_20_Text"/>
      <text:p text:style-name="Preformatted_20_Text"><text:tab/><text:tab/>&lt;!-- planOfCare are planned actions for the patient. <text:s/>It is optional, and the same as Treatment/Recommendations on </text:p>
      <text:p text:style-name="Preformatted_20_Text"><text:tab/><text:tab/><text:tab/>HR4E design spec. pplanOfCare can be observation, procedure or act. All are the same structure, shown below. </text:p>
      <text:p text:style-name="Preformatted_20_Text"><text:tab/><text:tab/><text:tab/>Phil will need to provide more details on subset of values. --&gt;</text:p>
      <text:p text:style-name="Preformatted_20_Text"><text:tab/><text:tab/>&lt;planOfCare&gt;</text:p>
      <text:p text:style-name="Preformatted_20_Text"><text:tab/><text:tab/><text:tab/>&lt;plannedObservation&gt;</text:p>
      <text:p text:style-name="Preformatted_20_Text"><text:tab/><text:tab/><text:tab/><text:tab/>&lt;!-- <text:s/>We will need to generate a unique ID for each plan of care item. <text:s/>This is a UUID --&gt;</text:p>
      <text:p text:style-name="Preformatted_20_Text"><text:tab/><text:tab/><text:tab/><text:tab/>&lt;planId root="00000000-0000-0000-0000-000000000000" /&gt;</text:p>
      <text:p text:style-name="Preformatted_20_Text"><text:tab/><text:tab/><text:tab/><text:tab/>&lt;!-- This is a SNOMED codeSystem. --&gt;</text:p>
      <text:p text:style-name="Preformatted_20_Text"><text:tab/><text:tab/><text:tab/><text:tab/>&lt;planType code="23426006" codeSystem="2.16.840.1.113883.6.96" displayName="Pulmonary function test"/&gt;</text:p>
      <text:p text:style-name="Preformatted_20_Text"><text:tab/><text:tab/><text:tab/><text:tab/>&lt;planFreeText&gt;Add more text here&lt;/planFreeText&gt;</text:p>
      <text:p text:style-name="Preformatted_20_Text"><text:tab/><text:tab/><text:tab/>&lt;/plannedObservation&gt;</text:p>
      <text:p text:style-name="Preformatted_20_Text"><text:tab/><text:tab/>&lt;/planOfCare&gt;</text:p>
      <text:p text:style-name="Preformatted_20_Text"><text:tab/>&lt;/body&gt;</text:p>
      <text:p text:style-name="Preformatted_20_Text">&lt;/greenCC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Mang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8" meta:paragraph-count="380" meta:word-count="2107" meta:character-count="17538"/>
    <meta:generator>OpenOffice.org/3.3$Win32 OpenOffice.org_project/330m20$Build-9567</meta:generator>
  </office:meta>
</office:document-meta>
</file>